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oalineado">
      <style:paragraph-properties fo:margin-left="0cm" fo:margin-right="0.499cm" fo:text-indent="0cm" style:auto-text-indent="false"/>
    </style:style>
    <style:style style:name="P2" style:family="paragraph" style:parent-style-name="Heading_20_1">
      <style:paragraph-properties fo:text-align="center" style:justify-single-word="false"/>
    </style:style>
    <style:style style:name="P3" style:family="paragraph" style:parent-style-name="Heading_20_2">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oalineado"/>
      <text:h text:style-name="P2" text:outline-level="1">Telares del segle XIX: Evolució tecnològica, impacte en la indústria tèxtil i els canvis socials associats.</text:h>
      <text:p text:style-name="Text_20_body"/>
      <text:h text:style-name="P3" text:outline-level="2">Evolució tecnològica</text:h>
      <text:p text:style-name="Textoalineado">Al segle XIX, els telers van experimentar una gran evolució tecnològica que va transformar la producció tèxtil i va impulsar la Revolució Industrial. Aquesta evolució va anar acompanyada d’invents que van millorar la velocitat, la precisió i la qualitat de la producció de teixits, passant d’un procés artesanal a una producció industrialitzada. Aquí tens alguns dels moments i invents clau en aquesta evolució tecnològica:</text:p>
      <text:h text:style-name="Heading_20_3" text:outline-level="3">1. El teler manual i les primeres millores</text:h>
      <text:p text:style-name="Textoalineado">Abans del segle XIX, el teler manual era la tecnologia principal per teixir. Aquesta era una eina mecànica que requeria un esforç físic considerable i habilitat per part de l’operari. Tot i que era funcional, limitava la producció, ja que un sol teler manual no podia produir gran quantitat de teixit en poc temps.</text:p>
      <text:p text:style-name="Textoalineado">Amb la introducció de petites millores mecàniques a finals del segle XVIII, com el <text:span text:style-name="Strong_20_Emphasis">teler volador</text:span> o <text:span text:style-name="Strong_20_Emphasis">llançadora voladora</text:span> de John Kay (1733), la productivitat dels teixidors es va incrementar. Aquest mecanisme va permetre que la llançadora es mogués automàticament d'un costat a l'altre, fet que va duplicar la velocitat de producció.</text:p>
      <text:h text:style-name="Heading_20_3" text:outline-level="3">2. La introducció del teler mecànic</text:h>
      <text:p text:style-name="Textoalineado">Un dels avenços més importants del segle XIX va ser el <text:span text:style-name="Strong_20_Emphasis">teler mecànic</text:span> (o teler accionat per màquines), que va ser desenvolupat a partir de diverses versions primerenques. Richard Arkwright va jugar un paper clau amb la seva filadora d’aigua, i Samuel Crompton va millorar el procés amb la <text:span text:style-name="Strong_20_Emphasis">Mule Jenny</text:span>. Aquestes màquines es van utilitzar inicialment en la producció de fil, però els principis es van aplicar aviat als telers per a teixir.</text:p>
      <text:p text:style-name="Textoalineado">El <text:span text:style-name="Strong_20_Emphasis">teler mecànic de Cartwright</text:span> (1785), un precursor important, utilitzava l’energia d’una màquina de vapor per moure el teler, reduint considerablement la necessitat de força humana. La seva adopció, malgrat alguns problemes inicials, va augmentar la producció tèxtil a una escala sense precedents.</text:p>
      <text:p text:style-name="Textoalineado"/>
      <text:p text:style-name="Textoalineado"/>
      <text:p text:style-name="Textoalineado"/>
      <text:p text:style-name="Textoalineado"/>
      <text:h text:style-name="Heading_20_3" text:outline-level="3"><text:soft-page-break/>3. El teler de Jacquard</text:h>
      <text:p text:style-name="Textoalineado">L’invent de <text:span text:style-name="Strong_20_Emphasis">Joseph Marie Jacquard</text:span> al voltant del 1804 va marcar una revolució en el teixit de patrons complexos. El <text:span text:style-name="Strong_20_Emphasis">teler de Jacquard</text:span> usava targetes perforades per controlar el moviment dels fils de la trama i l'ordit, cosa que permetia la creació de dissenys detallats i repetitius de manera mecànica. Aquest sistema de targetes perforades es considera un precursor dels primers sistemes d'ordinadors, ja que va introduir la idea d'instruccions codificades per al funcionament de la màquina.</text:p>
      <text:h text:style-name="Heading_20_3" text:outline-level="3">4. La mecanització i la fabricació en sèrie</text:h>
      <text:p text:style-name="Textoalineado">Amb l'augment de la demanda de productes tèxtils i el creixement del comerç, les fàbriques de teixits es van expandir per Europa i Amèrica. L’ús de màquines de vapor per impulsar els telers va permetre crear fàbriques més grans amb una producció en cadena. La màquina de vapor de James Watt va contribuir a l’impuls d’aquesta producció a gran escala. Els telers automàtics, que requerien cada vegada menys intervenció humana, es van anar implementant i es va consolidar el model de fàbrica de producció massiva.</text:p>
      <text:h text:style-name="Heading_20_3" text:outline-level="3">5. Millores en la seguretat i eficiència</text:h>
      <text:p text:style-name="Textoalineado">Cap a finals del segle XIX, la tecnologia dels telers va continuar evolucionant per millorar la seguretat dels treballadors i l’eficiència energètica de les màquines. Això va incloure ajustos per reduir accidents i la implementació de millores com els sistemes d'embragatge per desconnectar el teler quan es produïen errors, evitant danys al teixit o al teler mateix.</text:p>
      <text:p text:style-name="Textoalineado">Impacte social i econòmic</text:p>
      <text:p text:style-name="Textoalineado">Els telers del segle XIX van provocar una gran transformació social, amb el sorgiment de noves classes de treballadors industrials i el desplaçament de teixidors artesanals. La producció massiva va reduir els costos de teixits com el cotó, convertint-los en materials assequibles per a una gran part de la població. Aquesta transformació va influir en l’economia, donant lloc al creixement de ciutats industrials i a la configuració de les noves economies de mercat.</text:p>
      <text:p text:style-name="Textoalineado">Conclusió</text:p>
      <text:p text:style-name="Textoalineado">Els telers del segle XIX van passar de ser eines manuals a màquines automàtiques sofisticades, amb una producció i complexitat que haurien estat inimaginables només unes dècades abans. Aquesta evolució tecnològica va establir les bases de la indústria tèxtil moderna i va tenir un impacte durador en la manera de produir i consumir productes tèxtils a nivell mundial.</text:p>
      <text:h text:style-name="P3" text:outline-level="2"><text:soft-page-break/>Impacte en la indústria tèxtil</text:h>
      <text:p text:style-name="Textoalineado">Els telers del segle XIX van tenir un impacte profund en la indústria tèxtil, revolucionant la producció i transformant tant l’economia com la societat. Aquesta evolució tecnològica va estar molt lligada a la Revolució Industrial i va donar lloc a canvis dràstics en l’estructura i escala de la producció tèxtil. A continuació es detallen els principals impactes:</text:p>
      <text:h text:style-name="Heading_20_3" text:outline-level="3">1. <text:span text:style-name="Strong_20_Emphasis">Augment de la Productivitat</text:span></text:h>
      <text:p text:style-name="Textoalineado">Amb l’aparició dels telers mecànics i el teler de Jacquard, la producció tèxtil es va accelerar enormement. El temps necessari per fabricar teixits es va reduir dràsticament, permetent produir grans quantitats en un temps molt més curt. Això va fer possible abastir un mercat cada cop més ampli, satisfent la demanda de teles assequibles per a la població en general.</text:p>
      <text:h text:style-name="Heading_20_3" text:outline-level="3">2. <text:span text:style-name="Strong_20_Emphasis">Desaparició Progressiva de la Producció Artesanal</text:span></text:h>
      <text:p text:style-name="Textoalineado">La introducció dels telers mecànics va reduir la necessitat de mà d'obra artesanal, desplaçant els teixidors artesans i concentrant la producció a les fàbriques. Aquest canvi va suposar la pèrdua de molts llocs de treball qualificats i va fer que la producció tèxtil passés a estar dominada per fàbriques industrials, especialment a ciutats com Manchester i Liverpool al Regne Unit, o Sabadell i Terrassa a Catalunya.</text:p>
      <text:h text:style-name="Heading_20_3" text:outline-level="3">3. <text:span text:style-name="Strong_20_Emphasis">Sorgiment de les Fàbriques de Teixits i l’Economia de Producció en Sèrie</text:span></text:h>
      <text:p text:style-name="Textoalineado">Els telers del segle XIX, accionats per màquines de vapor, van possibilitar la creació de grans fàbriques de teixits amb producció en sèrie, el que va ser determinant per a la consolidació del model fabril. Aquestes fàbriques van permetre produir teixits en quantitats massives i a menor cost, cosa que va baixar el preu de les teles al consumidor final i va democratitzar-ne l’ús.</text:p>
      <text:h text:style-name="Heading_20_3" text:outline-level="3">4. <text:span text:style-name="Strong_20_Emphasis">Impacte en les Condicions Laborals</text:span></text:h>
      <text:p text:style-name="Textoalineado">Tot i els avantatges per a la producció, la concentració de treballadors a les fàbriques va portar a condicions laborals dures i, sovint, a llargues jornades de treball en ambients insalubres. La producció tèxtil es va convertir en una de les primeres indústries on van sorgir moviments obrers, i amb el temps, la reivindicació de millors condicions laborals i salaris més justos va començar a prendre força, sobretot amb l’aparició de sindicats.</text:p>
      <text:h text:style-name="Heading_20_3" text:outline-level="3">5. <text:span text:style-name="Strong_20_Emphasis">Creixement de les Ciutats Industrials</text:span></text:h>
      <text:p text:style-name="Textoalineado">La indústria tèxtil es va convertir en el motor de moltes ciutats industrials, on es van establir grans fàbriques que atreien milers de treballadors de zones rurals. Aquests desplaçaments de població van contribuir al creixement urbà, creant barris obrers prop de les fàbriques i transformant l'estructura social i econòmica de les ciutats, un procés que es va donar <text:soft-page-break/>especialment a Anglaterra, França i parts d’Espanya.</text:p>
      <text:h text:style-name="Heading_20_3" text:outline-level="3">6. <text:span text:style-name="Strong_20_Emphasis">Millora de la Qualitat i Diversitat del Producte Final</text:span></text:h>
      <text:p text:style-name="Textoalineado">Amb els telers mecànics, especialment el teler de Jacquard, va ser possible produir teixits amb dissenys complexos i variats de manera automatitzada, cosa que va obrir un gran ventall de possibilitats creatives per a la moda i el disseny tèxtil. Aquests avenços van permetre l'accés a teixits decoratius, prèviament considerats de luxe, a sectors més amplis de la societat.</text:p>
      <text:h text:style-name="Heading_20_3" text:outline-level="3">7. <text:span text:style-name="Strong_20_Emphasis">Innovació i Competència Global</text:span></text:h>
      <text:p text:style-name="Textoalineado">La ràpida industrialització de la producció tèxtil va provocar una forta competència entre països industrialitzats, com Anglaterra, França i més tard els Estats Units, que lluitaven per dominar el mercat tèxtil. Aquesta competència va estimular la contínua innovació tecnològica, amb nous invents i millores per augmentar la productivitat i reduir costos.</text:p>
      <text:h text:style-name="Heading_20_3" text:outline-level="3">8. <text:span text:style-name="Strong_20_Emphasis">Impacte Econòmic Global i Comerç Internacional</text:span></text:h>
      <text:p text:style-name="Textoalineado">L’augment de la producció va permetre que el tèxtil es convertís en una de les principals indústries exportadores. Països com Anglaterra van exportar els seus productes tèxtils a colònies i altres mercats internacionals, establint relacions comercials globals que van ampliar l’abast de la indústria tèxtil. Això va impulsar el comerç mundial, però també va generar tensions amb regions productores de fibres naturals com el cotó, especialment als Estats Units.</text:p>
      <text:h text:style-name="Heading_20_3" text:outline-level="3">9. <text:span text:style-name="Strong_20_Emphasis">Precursor de la Mecanització en Altres Indústries</text:span></text:h>
      <text:p text:style-name="Textoalineado">L’èxit de la mecanització en la indústria tèxtil va inspirar altres sectors a adoptar la producció mecanitzada, impulsant així la Revolució Industrial en moltes altres àrees. Aquest efecte domino va estendre l’ús de màquines i la innovació tecnològica a sectors com el metall, l'alimentació, i la construcció.</text:p>
      <text:h text:style-name="Heading_20_3" text:outline-level="3">10. <text:span text:style-name="Strong_20_Emphasis">Impacte Mediambiental</text:span></text:h>
      <text:p text:style-name="Textoalineado">La industrialització tèxtil també va tenir un impacte mediambiental significatiu. L'ús intensiu de màquines de vapor i productes químics en el tractament de teixits va comportar contaminació de l'aire i dels rius a les zones industrials. Aquest aspecte va ser ignorat en el seu moment, però és avui un punt d’estudi i consciència respecte a la sostenibilitat i la necessitat d’un sector tèxtil més respectuós amb el medi ambient.</text:p>
      <text:p text:style-name="Textoalineado"/>
      <text:p text:style-name="Textoalineado"/>
      <text:p text:style-name="Textoalineado"/>
      <text:h text:style-name="P3" text:outline-level="2"><text:soft-page-break/>Els canvis socials associats</text:h>
      <text:p text:style-name="Textoalineado">L’evolució dels telers al segle XIX va provocar canvis socials profunds, transformant les condicions de vida i de treball, així com les estructures familiars i comunitàries. Aquesta transformació va anar més enllà de la innovació tecnològica: va reconfigurar la societat i va establir les bases per a noves dinàmiques socials i econòmiques. A continuació, es descriuen els principals canvis socials associats als telers del segle XIX:</text:p>
      <text:h text:style-name="Heading_20_3" text:outline-level="3">1. <text:span text:style-name="Strong_20_Emphasis">Èxode Rural i Creixement Urbà</text:span></text:h>
      <text:p text:style-name="Textoalineado">Amb la introducció de telers mecanitzats en fàbriques, la producció tèxtil es va concentrar a les ciutats industrials, cosa que va atraure una gran quantitat de persones que vivien en zones rurals. Aquest fenomen, conegut com a èxode rural, va provocar el creixement exponencial de ciutats industrials a Europa i Nord-amèrica, com Manchester, Liverpool i, a Catalunya, Sabadell i Terrassa. Les ciutats es van expandir ràpidament, amb barris obrers i nous assentaments per acollir els treballadors.</text:p>
      <text:h text:style-name="Heading_20_3" text:outline-level="3">2. <text:span text:style-name="Strong_20_Emphasis">Creació de la Classe Obrera Industrial</text:span></text:h>
      <text:p text:style-name="Textoalineado">El pas de la producció artesanal a la producció en fàbrica va donar lloc a una nova classe social: la classe obrera industrial. Aquest nou grup social estava format per treballadors que dedicaven llargues jornades laborals en condicions dures i sovint precàries. La classe obrera es va convertir en una força de treball massiva, diferent de la societat agrària tradicional i de l’artesania, amb necessitats i problemàtiques particulars que van marcar les relacions socials i laborals del segle.</text:p>
      <text:h text:style-name="Heading_20_3" text:outline-level="3">3. <text:span text:style-name="Strong_20_Emphasis">Canvi en les Estructures Familiars</text:span></text:h>
      <text:p text:style-name="Textoalineado">Les fàbriques tèxtils sovint contractaven no només homes, sinó també dones i nens, ja que eren mà d'obra més barata. Això va alterar les estructures familiars tradicionals, ja que els nens sovint es veien obligats a treballar des de joves per contribuir a l’economia familiar. Les llargues jornades laborals (de fins a 12-16 hores diàries) van suposar una reducció del temps que les famílies podien passar juntes, i les tasques domèstiques van començar a redistribuir-se dins de la família, amb les dones assumint doble responsabilitat de treball i cura familiar.</text:p>
      <text:h text:style-name="Heading_20_3" text:outline-level="3">4. <text:span text:style-name="Strong_20_Emphasis">Condicions Laborals Dures i Aparició del Moviment Obrer</text:span></text:h>
      <text:p text:style-name="Textoalineado">Les condicions laborals a les fàbriques eren extremadament dures, amb jornades llargues, salaris baixos, espais mal ventilats, i sovint perillosos. Aquesta situació va portar a una creixent consciència de la classe obrera sobre els seus drets i la necessitat d’organització. Així va sorgir el moviment obrer, amb la creació de sindicats que lluitaven per millores salarials, reducció de la jornada laboral i seguretat en el lloc de treball. El moviment obrer del segle <text:soft-page-break/>XIX va ser fonamental per aconseguir moltes de les millores laborals que avui es consideren essencials.</text:p>
      <text:h text:style-name="Heading_20_3" text:outline-level="3">5. <text:span text:style-name="Strong_20_Emphasis">Noves Dinàmiques Comunitàries</text:span></text:h>
      <text:p text:style-name="Textoalineado">Els treballadors de les fàbriques sovint vivien a prop dels llocs de treball, fet que va crear comunitats obreres unides per la mateixa situació laboral. Això va portar a una cultura comuna, amb valors de solidaritat i ajuda mútua entre els treballadors. També van sorgir institucions obreres, com ateneus i cooperatives, que oferien suport, educació, i activitats socials per a la classe treballadora. Aquestes dinàmiques comunitàries van ajudar a consolidar una identitat obrera i a enfortir el moviment sindical i les reivindicacions socials.</text:p>
      <text:h text:style-name="Heading_20_3" text:outline-level="3">6. <text:span text:style-name="Strong_20_Emphasis">Transformació de la Dona Treballadora</text:span></text:h>
      <text:p text:style-name="Textoalineado">Amb la incorporació de les dones al treball en fàbrica, la societat va començar a veure-les com a treballadores, no només com a cuidadores o mestresses de casa. Tot i que les condicions laborals de les dones eren sovint pitjors que les dels homes (sous més baixos i tasques més precàries), la seva presència en el món laboral va marcar un canvi en la percepció del seu rol social. Això va ser un precursor de les lluites posteriors per la igualtat de drets laborals i va començar a transformar les estructures de gènere dins de la societat industrial.</text:p>
      <text:h text:style-name="Heading_20_3" text:outline-level="3">7. <text:span text:style-name="Strong_20_Emphasis">Desaparició Progressiva de la Producció Artesanal</text:span></text:h>
      <text:p text:style-name="Textoalineado">La introducció de la maquinària va suposar la desaparició progressiva de molts oficis artesanals, que van ser substituïts per la producció mecanitzada. Els artesans que havien produït tèxtils a petita escala van perdre la seva feina o es van veure obligats a adaptar-se a treballar a les fàbriques, sovint en condicions molt diferents de les que tenien com a productors independents. Això va ser especialment dur per a les comunitats que depenien de la producció artesanal i va suposar un canvi significatiu en la distribució de les feines tradicionals.</text:p>
      <text:h text:style-name="Heading_20_3" text:outline-level="3">8. <text:span text:style-name="Strong_20_Emphasis">Impacte en l’Educació i Formació</text:span></text:h>
      <text:p text:style-name="Textoalineado">Amb l'augment de la producció mecanitzada, va créixer la necessitat de formació tècnica, i moltes ciutats industrials van començar a establir escoles i centres d'aprenentatge per formar operaris i tècnics en l’ús de la maquinària. Aquesta demanda de treballadors qualificats va impulsar l’educació tècnica i va establir les bases per a l’educació formal de la classe obrera.</text:p>
      <text:h text:style-name="Heading_20_3" text:outline-level="3">9. <text:span text:style-name="Strong_20_Emphasis">Consum de Masses i Accessibilitat a Nous Productes</text:span></text:h>
      <text:p text:style-name="Textoalineado">Amb l’abaratiment del procés productiu, les fàbriques tèxtils van poder oferir teixits a preus més assequibles, fent-los accessibles per a una gran part de la població. Això va crear un nou <text:soft-page-break/>model de consum de masses que es basava en la producció industrial, allunyant-se del consum limitat de productes fets a mà. El vestit va esdevenir una forma d’identitat i d’expressió accessible a les classes treballadores, iniciant una transformació social en els patrons de consum.</text:p>
      <text:h text:style-name="Heading_20_3" text:outline-level="3">10. <text:span text:style-name="Strong_20_Emphasis">Consolidació d’una Economia de Mercat</text:span></text:h>
      <text:p text:style-name="Textoalineado">La producció tèxtil industrial va donar lloc a una economia de mercat que dependia de la producció massiva i de la demanda global. La indústria tèxtil es va convertir en una de les primeres a comercialitzar-se a nivell internacional, establint rutes comercials globals que interconnectaven els països industrialitzats amb les colònies productores de matèries primeres. Aquest nou sistema econòmic va portar a una interdependència internacional i va reforçar la desigualtat entre les economies industrialitzades i les economies productores de matèries primeres.</text:p>
      <text:p text:style-name="Textoalineado"/>
      <text:p text:style-name="Textoalineado">Bibliografia : </text:p>
      <text:p text:style-name="Textoalineado">Pagina del Gobierno:</text:p>
      <text:p text:style-name="Textoalineado"><text:a xlink:type="simple" xlink:href="https://www.cultura.gob.es/mtraje/dam/jcr:cdebf18e-e761-4e9c-82ab-575705c5bb7a/mdd12-2019-digital.pdf" text:style-name="Internet_20_link" text:visited-style-name="Visited_20_Internet_20_Link">https://www.cultura.gob.es/mtraje/dam/jcr:cdebf18e-e761-4e9c-82ab-575705c5bb7a/mdd12-2019-digital.pdf</text:a></text:p>
      <text:p text:style-name="Textoalineado"/>
      <text:p text:style-name="Textoalineado">ChatGPT:</text:p>
      <text:p text:style-name="Textoalineado"><text:a xlink:type="simple" xlink:href="https://chatgpt.com/" text:style-name="Internet_20_link" text:visited-style-name="Visited_20_Internet_20_Link">https://chatgpt.com/</text:a></text:p>
      <text:p text:style-name="Textoalineado"/>
      <text:p text:style-name="Textoalineado">NationalGeographic: </text:p>
      <text:p text:style-name="Textoalineado">https://historia.nationalgeographic.com.es/a/luditas-gran-rebelion-contra-maquinas-siglo-xix_14175</text:p>
      <text:p text:style-name="Textoalineado"/>
      <text:p text:style-name="Textoalineado"/>
      <text:p text:style-name="P1"><text:tab/></text:p>
      <text:p text:style-name="Textoalinead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3pt" fo:font-weight="bold" style:font-name-asian="MS Gothic" style:font-size-asian="14pt" style:font-weight-asian="bold" style:font-name-complex="Tahoma" style:font-size-complex="14pt" style:font-weight-complex="bold"/>
    </style:style>
    <style:style style:name="Textoalineado" style:family="paragraph" style:parent-style-name="Standard" style:class="text">
      <style:paragraph-properties fo:margin-left="0.499cm" fo:margin-right="0.499cm" fo:line-height="150%"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2S</meta:editing-duration>
    <meta:editing-cycles>6</meta:editing-cycles>
    <meta:generator>OpenOffice/4.1.15$Win32 OpenOffice.org_project/4115m2$Build-9813</meta:generator>
    <dc:date>2024-11-04T14:33:13.45</dc:date>
    <dc:creator>Pablo  Rufete</dc:creator>
    <meta:document-statistic meta:table-count="0" meta:image-count="0" meta:object-count="0" meta:page-count="7" meta:paragraph-count="71" meta:word-count="2410" meta:character-count="15495"/>
    <meta:user-defined meta:name="Info 1"/>
    <meta:user-defined meta:name="Info 2"/>
    <meta:user-defined meta:name="Info 3"/>
    <meta:user-defined meta:name="Info 4"/>
  </office:meta>
</office:document-meta>
</file>